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8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9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0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25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 style:list-style-name="L1">
      <style:text-properties officeooo:paragraph-rsid="00218f55"/>
    </style:style>
    <style:style style:name="P28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9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0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31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2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33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34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35" style:family="paragraph" style:parent-style-name="Table_20_Contents">
      <style:text-properties style:font-name="Arial" fo:font-size="14pt" officeooo:rsid="00230704" officeooo:paragraph-rsid="002e1936" style:font-size-asian="14pt" style:font-size-complex="14pt"/>
    </style:style>
    <style:style style:name="P36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37" style:family="paragraph" style:parent-style-name="Table_20_Contents">
      <style:text-properties style:font-name="Arial" fo:font-size="14pt" officeooo:rsid="002c33ca" officeooo:paragraph-rsid="002c33ca" style:font-size-asian="14pt" style:font-size-complex="14pt"/>
    </style:style>
    <style:style style:name="P38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39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8" style:family="text">
      <style:text-properties officeooo:rsid="00230704"/>
    </style:style>
    <style:style style:name="T9" style:family="text">
      <style:text-properties officeooo:rsid="0024d214"/>
    </style:style>
    <style:style style:name="T10" style:family="text">
      <style:text-properties officeooo:rsid="0025ab8b"/>
    </style:style>
    <style:style style:name="T11" style:family="text">
      <style:text-properties officeooo:rsid="0021a043"/>
    </style:style>
    <style:style style:name="T12" style:family="text">
      <style:text-properties officeooo:rsid="002c33ca"/>
    </style:style>
    <style:style style:name="T13" style:family="text">
      <style:text-properties officeooo:rsid="002e193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e193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">1.01</text:span> – <text:span text:style-name="T1">Gerenciar Usuários – 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Como <text:span text:style-name="T2">Administrador</text:span></text:p>
            <text:p text:style-name="P26">Eu quero <text:span text:style-name="T2">adicionar um novo usuário ao sistema</text:span></text:p>
            <text:p text:style-name="P26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3912196213" text:style-name="L1">
        <text:list-item>
          <text:p text:style-name="P27"><text:span text:style-name="T6">Tabelas/</text:span><text:span text:style-name="T5">Campos</text:span><text:span text:style-name="T7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3">USUARIO</text:p>
          </table:table-cell>
          <table:table-cell table:style-name="Tabela4.A1" office:value-type="string">
            <text:p text:style-name="P18">Nome do Campo</text:p>
          </table:table-cell>
          <table:table-cell table:style-name="Tabela4.C1" office:value-type="string">
            <text:p text:style-name="P20">Campo BD</text:p>
          </table:table-cell>
        </table:table-row>
        <table:table-row>
          <table:table-cell table:style-name="Tabela4.A2" table:number-rows-spanned="10" office:value-type="string">
            <text:p text:style-name="P12"/>
          </table:table-cell>
          <table:table-cell table:style-name="Tabela4.A2" office:value-type="string">
            <text:p text:style-name="P14">ID_<text:span text:style-name="T13">USUARIO</text:span></text:p>
          </table:table-cell>
          <table:table-cell table:style-name="Tabela4.C2" office:value-type="string">
            <text:p text:style-name="P9">ID_<text:span text:style-name="T13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7">IS_EXCLUIDO</text:p>
          </table:table-cell>
          <table:table-cell table:style-name="Tabela4.C2" office:value-type="string">
            <text:p text:style-name="P38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39">Tipo de Usuário</text:p>
          </table:table-cell>
          <table:table-cell table:style-name="Tabela4.C2" office:value-type="string">
            <text:p text:style-name="P38"><text:span text:style-name="T10">TP_USUARIO</text:span>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12">Nome</text:p>
          </table:table-cell>
          <table:table-cell table:style-name="Tabela4.C2" office:value-type="string">
            <text:p text:style-name="P7">NOME - VARCHAR(100)</text:p>
          </table:table-cell>
        </table:table-row>
        <table:table-row>
          <table:covered-table-cell/>
          <table:table-cell table:style-name="Tabela4.A2" office:value-type="string">
            <text:p text:style-name="P10">CPF <text:s/></text:p>
          </table:table-cell>
          <table:table-cell table:style-name="Tabela4.C2" office:value-type="string">
            <text:p text:style-name="P7">CPF - NUMBER(11)</text:p>
          </table:table-cell>
        </table:table-row>
        <table:table-row>
          <table:covered-table-cell/>
          <table:table-cell table:style-name="Tabela4.A2" office:value-type="string">
            <text:p text:style-name="P12">Telefone Residencial</text:p>
          </table:table-cell>
          <table:table-cell table:style-name="Tabela4.C2" office:value-type="string">
            <text:p text:style-name="P7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2">Telefone Celular</text:p>
          </table:table-cell>
          <table:table-cell table:style-name="Tabela4.C2" office:value-type="string">
            <text:p text:style-name="P7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2">E-Mail</text:p>
          </table:table-cell>
          <table:table-cell table:style-name="Tabela4.C2" office:value-type="string">
            <text:p text:style-name="P7">EMAIL - VARCHAR(100)</text:p>
          </table:table-cell>
        </table:table-row>
        <table:table-row>
          <table:covered-table-cell/>
          <table:table-cell table:style-name="Tabela4.A2" office:value-type="string">
            <text:p text:style-name="P12">Senha</text:p>
          </table:table-cell>
          <table:table-cell table:style-name="Tabela4.C2" office:value-type="string">
            <text:p text:style-name="P7">SENHA - VARCHAR(<text:span text:style-name="T12">20</text:span>)</text:p>
          </table:table-cell>
        </table:table-row>
        <table:table-row>
          <table:covered-table-cell/>
          <table:table-cell table:style-name="Tabela4.A2" office:value-type="string">
            <text:p text:style-name="P12">Observações</text:p>
          </table:table-cell>
          <table:table-cell table:style-name="Tabela4.C2" office:value-type="string">
            <text:p text:style-name="P7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313421292851" text:continue-numbering="true" text:style-name="L1">
        <text:list-header>
          <text:p text:style-name="P28"><text:soft-page-break/>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3">ENDERECO</text:p>
          </table:table-cell>
          <table:table-cell table:style-name="Tabela3.A1" office:value-type="string">
            <text:p text:style-name="P19">Nome do Campo</text:p>
          </table:table-cell>
          <table:table-cell table:style-name="Tabela3.C1" office:value-type="string">
            <text:p text:style-name="P21">Campo BD</text:p>
          </table:table-cell>
        </table:table-row>
        <table:table-row>
          <table:table-cell table:style-name="Tabela3.A2" table:number-rows-spanned="5" office:value-type="string">
            <text:p text:style-name="P13"/>
          </table:table-cell>
          <table:table-cell table:style-name="Tabela3.A2" office:value-type="string">
            <text:p text:style-name="P15">ID_<text:span text:style-name="T13">ENDERECO</text:span></text:p>
          </table:table-cell>
          <table:table-cell table:style-name="Tabela3.C2" office:value-type="string">
            <text:p text:style-name="P35"><text:span text:style-name="T14">ID_</text:span><text:span text:style-name="T15">ENDERECO</text:span> - NUMBER(10)</text:p>
          </table:table-cell>
        </table:table-row>
        <table:table-row>
          <table:covered-table-cell/>
          <table:table-cell table:style-name="Tabela3.A2" office:value-type="string">
            <text:p text:style-name="P16">ID_USUARIO</text:p>
          </table:table-cell>
          <table:table-cell table:style-name="Tabela3.C2" office:value-type="string">
            <text:p text:style-name="P24">ID_USUARIO<text:span text:style-name="T8"> - NUMBER(10)</text:span></text:p>
          </table:table-cell>
        </table:table-row>
        <table:table-row>
          <table:covered-table-cell/>
          <table:table-cell table:style-name="Tabela3.A2" office:value-type="string">
            <text:p text:style-name="P16">Endereço</text:p>
          </table:table-cell>
          <table:table-cell table:style-name="Tabela3.C2" office:value-type="string">
            <text:p text:style-name="P8"><text:span text:style-name="T9">ENDERECO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6">Cidade</text:p>
          </table:table-cell>
          <table:table-cell table:style-name="Tabela3.C2" office:value-type="string">
            <text:p text:style-name="P8"><text:span text:style-name="T9">CIDADE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6">Observações</text:p>
          </table:table-cell>
          <table:table-cell table:style-name="Tabela3.C2" office:value-type="string">
            <text:p text:style-name="P8">OBSERVACOES - VARCHAR(500)</text:p>
          </table:table-cell>
        </table:table-row>
      </table:table>
      <text:p text:style-name="P2"><text:line-break/></text:p>
      <text:list xml:id="list210314514695202" text:continue-numbering="true" text:style-name="L1">
        <text:list-item>
          <text:p text:style-name="P27"><text:span text:style-name="T4">Validações</text:span><text:span text:style-name="T3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8">Nome do Campo</text:p>
          </table:table-cell>
          <table:table-cell table:style-name="Tabela2.A1" office:value-type="string">
            <text:p text:style-name="P18">Validação</text:p>
          </table:table-cell>
          <table:table-cell table:style-name="Tabela2.C1" office:value-type="string">
            <text:p text:style-name="P22">Outros</text:p>
          </table:table-cell>
        </table:table-row>
        <table:table-row>
          <table:table-cell table:style-name="Tabela2.A2" office:value-type="string">
            <text:p text:style-name="P12">Nome</text:p>
          </table:table-cell>
          <table:table-cell table:style-name="Tabela2.A2" office:value-type="string">
            <text:list xml:id="list3118563644" text:style-name="L2">
              <text:list-item>
                <text:p text:style-name="P30">Obrigatório (Nome deve ser informado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1">CPF <text:s/></text:p>
          </table:table-cell>
          <table:table-cell table:style-name="Tabela2.A2" office:value-type="string">
            <text:list xml:id="list681181936" text:style-name="L3">
              <text:list-item>
                <text:p text:style-name="P31">Obrigatório (Nome deve ser informado)</text:p>
              </text:list-item>
              <text:list-item>
                <text:p text:style-name="P31">CPF Válido (CPF deve ser válido)</text:p>
              </text:list-item>
            </text:list>
          </table:table-cell>
          <table:table-cell table:style-name="Tabela2.C2" office:value-type="string">
            <text:p text:style-name="P9">Máscara formato(DDD.DDD.DDD-DD)</text:p>
          </table:table-cell>
        </table:table-row>
        <table:table-row>
          <table:table-cell table:style-name="Tabela2.A2" office:value-type="string">
            <text:p text:style-name="P39">Tipo de Usuário</text:p>
          </table:table-cell>
          <table:table-cell table:style-name="Tabela2.A2" office:value-type="string">
            <text:list xml:id="list210314386557591" text:continue-numbering="true" text:style-name="L3">
              <text:list-item>
                <text:p text:style-name="P34"><text:span text:style-name="T10">Tipo de Usuário</text:span> (<text:span text:style-name="T10">Tipo de Usuário</text:span> deve ser informado) </text:p>
              </text:list-item>
            </text:list>
          </table:table-cell>
          <table:table-cell table:style-name="Tabela2.C2" office:value-type="string">
            <text:p text:style-name="P36">Utilizar Enum TP_USUARIO:</text:p>
            <text:p text:style-name="P36">0 - <text:s/>Administrador</text:p>
            <text:p text:style-name="P36">1 - <text:s/>Cliente</text:p>
          </table:table-cell>
        </table:table-row>
        <table:table-row>
          <table:table-cell table:style-name="Tabela2.A2" office:value-type="string">
            <text:p text:style-name="P11">Endereço</text:p>
          </table:table-cell>
          <table:table-cell table:style-name="Tabela2.A2" office:value-type="string">
            <text:list xml:id="list210312828931535" text:continue-numbering="true" text:style-name="L3">
              <text:list-item>
                <text:p text:style-name="P32">Obrigatório (<text:span text:style-name="T8">Endereço</text:span> deve ser informado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6">Cidade</text:p>
          </table:table-cell>
          <table:table-cell table:style-name="Tabela2.A2" office:value-type="string">
            <text:list xml:id="list210312830600764" text:continue-numbering="true" text:style-name="L3">
              <text:list-item>
                <text:p text:style-name="P33">Obrigatório (<text:span text:style-name="T9">Cidade</text:span> deve ser informad<text:span text:style-name="T9">a</text:span>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2">Telefone Residencial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9">Máscara Formato (DD) DDDD-DDDD</text:p>
          </table:table-cell>
        </table:table-row>
        <table:table-row>
          <table:table-cell table:style-name="Tabela2.A2" office:value-type="string">
            <text:p text:style-name="P12">Telefone Celular</text:p>
          </table:table-cell>
          <table:table-cell table:style-name="Tabela2.A2" office:value-type="string">
            <text:list xml:id="list210314562227843" text:continue-numbering="true" text:style-name="L3">
              <text:list-item>
                <text:p text:style-name="P32">Obrigatório (<text:span text:style-name="T8">Telefone Celular</text:span> deve ser informado) </text:p>
              </text:list-item>
            </text:list>
          </table:table-cell>
          <table:table-cell table:style-name="Tabela2.C2" office:value-type="string">
            <text:p text:style-name="P9">Máscara Formato (DD) DDDD-DDDD</text:p>
          </table:table-cell>
        </table:table-row>
        <table:table-row>
          <table:table-cell table:style-name="Tabela2.A2" office:value-type="string">
            <text:p text:style-name="P12">E-Mail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9">Máscara Formato XXX@XXX.XXX</text:p>
          </table:table-cell>
        </table:table-row>
        <table:table-row>
          <table:table-cell table:style-name="Tabela2.A2" office:value-type="string">
            <text:p text:style-name="P12">Senha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37">Se senha null, gerar senha no formato DDDD aleatório</text:p>
          </table:table-cell>
        </table:table-row>
        <table:table-row>
          <table:table-cell table:style-name="Tabela2.A2" office:value-type="string">
            <text:p text:style-name="P12">Observações</text:p>
          </table:table-cell>
          <table:table-cell table:style-name="Tabela2.A2" office:value-type="string">
            <text:p text:style-name="P7"><text:s/></text:p>
          </table:table-cell>
          <table:table-cell table:style-name="Tabela2.C2" office:value-type="string">
            <text:p text:style-name="P7"/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03:12.336000000</dc:date>
    <meta:editing-duration>PT38M7S</meta:editing-duration>
    <meta:editing-cycles>10</meta:editing-cycles>
    <meta:generator>LibreOffice/6.0.3.2$Windows_X86_64 LibreOffice_project/8f48d515416608e3a835360314dac7e47fd0b821</meta:generator>
    <meta:document-statistic meta:table-count="4" meta:image-count="0" meta:object-count="0" meta:page-count="3" meta:paragraph-count="74" meta:word-count="210" meta:character-count="1423" meta:non-whitespace-character-count="1281"/>
  </office:meta>
</office:document-meta>
</file>